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0de7" officeooo:paragraph-rsid="0016e92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668bb" officeooo:paragraph-rsid="001668b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8f2df" officeooo:paragraph-rsid="001668b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8f2df" officeooo:paragraph-rsid="0016e92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6e923" officeooo:paragraph-rsid="0016e92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8dc73" officeooo:paragraph-rsid="0018dc7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8dc73" officeooo:paragraph-rsid="001a7256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a7256" officeooo:paragraph-rsid="001a7256" style:font-weight-asian="bold" style:font-weight-complex="bold"/>
    </style:style>
    <style:style style:name="P9" style:family="paragraph" style:parent-style-name="Standard">
      <style:text-properties officeooo:rsid="0008f2df" officeooo:paragraph-rsid="001668bb"/>
    </style:style>
    <style:style style:name="P10" style:family="paragraph" style:parent-style-name="Standard">
      <style:text-properties fo:font-weight="normal" officeooo:rsid="000a0de7" officeooo:paragraph-rsid="0016e923" style:font-weight-asian="normal" style:font-weight-complex="normal"/>
    </style:style>
    <style:style style:name="P11" style:family="paragraph" style:parent-style-name="Standard">
      <style:text-properties fo:font-weight="normal" officeooo:rsid="000a669d" officeooo:paragraph-rsid="0016e923" style:font-weight-asian="normal" style:font-weight-complex="normal"/>
    </style:style>
    <style:style style:name="P12" style:family="paragraph" style:parent-style-name="Standard">
      <style:text-properties fo:font-weight="normal" officeooo:rsid="0008f2df" officeooo:paragraph-rsid="0016e923" style:font-weight-asian="normal" style:font-weight-complex="normal"/>
    </style:style>
    <style:style style:name="P13" style:family="paragraph" style:parent-style-name="Standard">
      <style:text-properties officeooo:rsid="000a669d" officeooo:paragraph-rsid="0016e923"/>
    </style:style>
    <style:style style:name="P14" style:family="paragraph" style:parent-style-name="Standard">
      <style:text-properties officeooo:paragraph-rsid="0016e923"/>
    </style:style>
    <style:style style:name="P15" style:family="paragraph" style:parent-style-name="Standard">
      <style:text-properties style:text-underline-style="none" fo:font-weight="normal" officeooo:rsid="000b7ffc" officeooo:paragraph-rsid="0016e923" style:font-weight-asian="normal" style:font-weight-complex="normal"/>
    </style:style>
    <style:style style:name="P16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solid" style:text-underline-width="auto" style:text-underline-color="font-color" fo:font-weight="bold" officeooo:rsid="000becdf" officeooo:paragraph-rsid="0018dc73" style:font-weight-asian="bold" style:font-weight-complex="bold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solid" style:text-underline-width="auto" style:text-underline-color="font-color" fo:font-weight="bold" officeooo:rsid="0018dc73" officeooo:paragraph-rsid="0018dc73" style:font-weight-asian="bold" style:font-weight-complex="bold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9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1668bb" officeooo:paragraph-rsid="001668bb" style:font-weight-asian="bold" style:font-weight-complex="bold"/>
    </style:style>
    <style:style style:name="P20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0becdf" officeooo:paragraph-rsid="0018dc73" style:font-weight-asian="bold" style:font-weight-complex="bold"/>
    </style:style>
    <style:style style:name="P21" style:family="paragraph" style:parent-style-name="Preformatted_20_Text">
      <style:text-properties fo:color="#000000" style:font-name="DejaVu Sans Mono" fo:font-size="9pt" style:text-underline-style="none" fo:font-weight="normal" officeooo:rsid="000b7ffc" officeooo:paragraph-rsid="0016e923" style:font-weight-asian="normal" style:font-weight-complex="normal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16e923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18dc73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6e923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8dc73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solid" style:text-underline-width="auto" style:text-underline-color="font-color" fo:font-weight="bold" officeooo:rsid="0016e923" officeooo:paragraph-rsid="0016e923" style:font-weight-asian="bold" style:font-weight-complex="bold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solid" style:text-underline-width="auto" style:text-underline-color="font-color" fo:font-weight="bold" officeooo:rsid="0018dc73" officeooo:paragraph-rsid="0018dc73" style:font-weight-asian="bold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8dc73"/>
    </style:style>
    <style:style style:name="T1" style:family="text">
      <style:text-properties officeooo:rsid="001668b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0de7" style:font-weight-asian="normal" style:font-weight-complex="normal"/>
    </style:style>
    <style:style style:name="T4" style:family="text">
      <style:text-properties fo:font-weight="normal" officeooo:rsid="000a669d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80"/>
    </style:style>
    <style:style style:name="T7" style:family="text">
      <style:text-properties fo:color="#000080" style:text-underline-style="none" style:font-weight-asian="normal" style:font-weight-complex="normal"/>
    </style:style>
    <style:style style:name="T8" style:family="text">
      <style:text-properties fo:color="#000080" fo:font-weight="bold"/>
    </style:style>
    <style:style style:name="T9" style:family="text">
      <style:text-properties fo:color="#000080" style:font-name="DejaVu Sans Mono" fo:font-size="9pt" fo:font-weight="bold"/>
    </style:style>
    <style:style style:name="T10" style:family="text">
      <style:text-properties style:font-name="DejaVu Sans Mono" fo:font-size="9pt"/>
    </style:style>
    <style:style style:name="T11" style:family="text">
      <style:text-properties style:font-name="DejaVu Sans Mono" fo:font-size="9pt" fo:font-style="italic"/>
    </style:style>
    <style:style style:name="T12" style:family="text">
      <style:text-properties fo:color="#660e7a" style:font-name="DejaVu Sans Mono" fo:font-size="9pt" fo:font-weight="bold"/>
    </style:style>
    <style:style style:name="T13" style:family="text">
      <style:text-properties fo:color="#660e7a" style:font-name="DejaVu Sans Mono" fo:font-size="9pt" fo:font-style="italic" fo:font-weight="bold"/>
    </style:style>
    <style:style style:name="T14" style:family="text">
      <style:text-properties fo:color="#0000ff" style:font-name="DejaVu Sans Mono" fo:font-size="9pt"/>
    </style:style>
    <style:style style:name="T15" style:family="text">
      <style:text-properties fo:color="#008000" style:font-name="DejaVu Sans Mono" fo:font-size="9pt" fo:font-weight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808000"/>
    </style:style>
    <style:style style:name="T18" style:family="text">
      <style:text-properties fo:color="#808000" style:font-name="DejaVu Sans Mono" fo:font-size="9pt"/>
    </style:style>
    <style:style style:name="T19" style:family="text">
      <style:text-properties fo:color="#808080"/>
    </style:style>
    <style:style style:name="T20" style:family="text">
      <style:text-properties fo:color="#808080" style:font-name="DejaVu Sans Mono" fo:font-size="9pt"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ltithreading Exercise (Deepak kalra)</text:p>
      <text:p text:style-name="P2"/>
      <text:p text:style-name="P2">ques1=</text:p>
      <text:p text:style-name="P19"><text:span text:style-name="T7">package </text:span><text:span text:style-name="T5">com;</text:span></text:p>
      <text:p text:style-name="P18"><text:span text:style-name="T8">class </text:span>threadA <text:span text:style-name="T8">extends </text:span>Thread{</text:p>
      <text:p text:style-name="P24"><text:s text:c="4"/><text:span text:style-name="T9">public </text:span><text:span text:style-name="T10">threadA(Volatile o){</text:span></text:p>
      <text:p text:style-name="P24"><text:s text:c="8"/><text:span text:style-name="T12">obj</text:span><text:span text:style-name="T10">=o;</text:span></text:p>
      <text:p text:style-name="P24"><text:s text:c="4"/><text:span text:style-name="T10">}</text:span></text:p>
      <text:p text:style-name="P24"><text:s text:c="4"/><text:span text:style-name="T10">Volatile </text:span><text:span text:style-name="T12">obj</text:span><text:span text:style-name="T10">;</text:span></text:p>
      <text:p text:style-name="P24"><text:s text:c="4"/><text:span text:style-name="T9">public void </text:span><text:span text:style-name="T10">run() {</text:span></text:p>
      <text:p text:style-name="P24"><text:s text:c="4"/><text:span text:style-name="T9">if </text:span><text:span text:style-name="T10">(</text:span><text:span text:style-name="T12">obj</text:span><text:span text:style-name="T10">.</text:span><text:span text:style-name="T12">balance </text:span><text:span text:style-name="T10">&gt;= </text:span><text:span text:style-name="T14">700</text:span><text:span text:style-name="T10">){</text:span></text:p>
      <text:p text:style-name="P24"><text:s text:c="8"/><text:span text:style-name="T12">obj</text:span><text:span text:style-name="T10">.</text:span><text:span text:style-name="T12">balance </text:span><text:span text:style-name="T10">-= </text:span><text:span text:style-name="T14">700</text:span><text:span text:style-name="T10">;</text:span></text:p>
      <text:p text:style-name="P24"><text:s text:c="8"/><text:span text:style-name="T10">System.</text:span><text:span text:style-name="T13">out</text:span><text:span text:style-name="T10">.println(</text:span><text:span text:style-name="T12">obj</text:span><text:span text:style-name="T10">.</text:span><text:span text:style-name="T12">balance</text:span><text:span text:style-name="T10">);</text:span></text:p>
      <text:p text:style-name="P24"><text:s text:c="4"/><text:span text:style-name="T10">}</text:span></text:p>
      <text:p text:style-name="P24"><text:s text:c="4"/><text:span text:style-name="T9">else </text:span><text:span text:style-name="T10">{</text:span></text:p>
      <text:p text:style-name="P24"><text:s text:c="8"/><text:span text:style-name="T10">System.</text:span><text:span text:style-name="T13">out</text:span><text:span text:style-name="T10">.println(</text:span><text:span text:style-name="T15">"balance is insufficient"</text:span><text:span text:style-name="T10">);</text:span></text:p>
      <text:p text:style-name="P24"><text:s text:c="4"/><text:span text:style-name="T10">}</text:span></text:p>
      <text:p text:style-name="P24"><text:s text:c="4"/><text:span text:style-name="T10">}</text:span></text:p>
      <text:p text:style-name="P18">}</text:p>
      <text:p text:style-name="P18"><text:span text:style-name="T8">public class </text:span>Volatile {</text:p>
      <text:p text:style-name="P24"><text:s text:c="5"/><text:span text:style-name="T9">volatile int </text:span><text:span text:style-name="T12">balance</text:span><text:span text:style-name="T10">=</text:span><text:span text:style-name="T14">1000</text:span><text:span text:style-name="T10">;</text:span></text:p>
      <text:p text:style-name="P24"><text:s text:c="4"/><text:span text:style-name="T9">public static void </text:span><text:span text:style-name="T10">main(String[] args) {</text:span></text:p>
      <text:p text:style-name="P24"><text:s text:c="8"/><text:span text:style-name="T10">Volatile v = </text:span><text:span text:style-name="T9">new </text:span><text:span text:style-name="T10">Volatile();</text:span></text:p>
      <text:p text:style-name="P24"><text:s text:c="4"/><text:span text:style-name="T10">threadA t1 = </text:span><text:span text:style-name="T9">new </text:span><text:span text:style-name="T10">threadA(v);</text:span></text:p>
      <text:p text:style-name="P24"><text:s text:c="8"/><text:span text:style-name="T10">threadA t2 = </text:span><text:span text:style-name="T9">new </text:span><text:span text:style-name="T10">threadA(v);</text:span></text:p>
      <text:p text:style-name="P24"><text:s text:c="8"/><text:span text:style-name="T10">t1.start();</text:span></text:p>
      <text:p text:style-name="P24"><text:s text:c="8"/><text:span text:style-name="T10">t2.start();</text:span></text:p>
      <text:p text:style-name="P24"><text:s text:c="8"/></text:p>
      <text:p text:style-name="P24"><text:s text:c="4"/><text:span text:style-name="T10">}</text:span></text:p>
      <text:p text:style-name="P27">}</text:p>
      <text:p text:style-name="P2"><text:span text:style-name="T5"/></text:p>
      <text:p text:style-name="P2"><text:span text:style-name="T5">ques2=</text:span></text:p>
      <text:p text:style-name="P9"><text:span text:style-name="T16">USING THREAD class</text:span></text:p>
      <text:p text:style-name="P9"/>
      <text:p text:style-name="P9">class Test extends Thread </text:p>
      <text:p text:style-name="P9">{ </text:p>
      <text:p text:style-name="P9"/>
      <text:p text:style-name="P9">public void run()</text:p>
      <text:p text:style-name="P9"><text:s/>{ </text:p>
      <text:p text:style-name="P9">System.out.println("Run method executed by child Thread"); </text:p>
      <text:p text:style-name="P9">}</text:p>
      <text:p text:style-name="P9"><text:s/>public static void main(String[] args) </text:p>
      <text:p text:style-name="P9">{ Test t = new Test(); </text:p>
      <text:p text:style-name="P9">t.start(); </text:p>
      <text:p text:style-name="P9">System.out.println("Main method executed by main thread"); </text:p>
      <text:p text:style-name="P9">}</text:p>
      <text:p text:style-name="P9"><text:s/>}</text:p>
      <text:p text:style-name="P9"/>
      <text:p text:style-name="P3">USING Runnable interface</text:p>
      <text:p text:style-name="P9"/>
      <text:p text:style-name="P9"/>
      <text:p text:style-name="P9"/>
      <text:p text:style-name="P9"><text:s/>class Test1 implements Runnable </text:p>
      <text:p text:style-name="P9">{</text:p>
      <text:p text:style-name="P9"><text:s/>public void run()</text:p>
      <text:p text:style-name="P9"><text:s/>{</text:p>
      <text:p text:style-name="P9"><text:soft-page-break/><text:s/>System.out.println("Run method executed by <text:span text:style-name="T1">Runnable interface implementation</text:span>"); </text:p>
      <text:p text:style-name="P9">} </text:p>
      <text:p text:style-name="P9">public static void main(String[] args)</text:p>
      <text:p text:style-name="P9"><text:s/>{ Test1 t = new Test1();</text:p>
      <text:p text:style-name="P9"/>
      <text:p text:style-name="P9"><text:s/>Thread t1 = new Thread(t);</text:p>
      <text:p text:style-name="P9"><text:s/>t1.start(); </text:p>
      <text:p text:style-name="P9">System.out.println("Main method executed by main thread");</text:p>
      <text:p text:style-name="P9"><text:s/>}</text:p>
      <text:p text:style-name="P3"><text:span text:style-name="T5"><text:s/>}<text:line-break/></text:span></text:p>
      <text:p text:style-name="P3"><text:span text:style-name="T5"/></text:p>
      <text:p text:style-name="P2"><text:span text:style-name="T5">Ques3=</text:span></text:p>
      <text:p text:style-name="P10">Synchronized block</text:p>
      <text:p text:style-name="P10"/>
      <text:p text:style-name="P10">import java.io.*;</text:p>
      <text:p text:style-name="P10"><text:s/>import java.util.*; </text:p>
      <text:p text:style-name="P14"><text:span text:style-name="T3">class bsyn </text:span><text:span text:style-name="T4">implements Runnable</text:span></text:p>
      <text:p text:style-name="P10"><text:s/>{</text:p>
      <text:p text:style-name="P10"><text:s text:c="2"/></text:p>
      <text:p text:style-name="P14"><text:span text:style-name="T3">public int </text:span><text:span text:style-name="T4">balance</text:span><text:span text:style-name="T3">= 0; </text:span></text:p>
      <text:p text:style-name="P13"><text:span text:style-name="T3">p</text:span><text:span text:style-name="T2">ublic void withdraw(){</text:span></text:p>
      <text:p text:style-name="P11">balance-=5000;</text:p>
      <text:p text:style-name="P11">}</text:p>
      <text:p text:style-name="P11"/>
      <text:p text:style-name="P13"><text:span text:style-name="T3">p</text:span><text:span text:style-name="T2">ublic void run(){</text:span></text:p>
      <text:p text:style-name="P11"/>
      <text:p text:style-name="P11">synchronized(this){</text:p>
      <text:p text:style-name="P11">if(balance&gt;=5000){</text:p>
      <text:p text:style-name="P11">withdraw();</text:p>
      <text:p text:style-name="P11">}</text:p>
      <text:p text:style-name="P11">else{</text:p>
      <text:p text:style-name="P11">System.out.println(“money is insufficent to be withdrawn”);</text:p>
      <text:p text:style-name="P11"/>
      <text:p text:style-name="P11">}</text:p>
      <text:p text:style-name="P11">}</text:p>
      <text:p text:style-name="P11"/>
      <text:p text:style-name="P11">}</text:p>
      <text:p text:style-name="P10"/>
      <text:p text:style-name="P10"><text:s/>}</text:p>
      <text:p text:style-name="P10"><text:s/>class threeb {</text:p>
      <text:p text:style-name="P10"><text:s/>public static void main (String[] args) </text:p>
      <text:p text:style-name="P10">{</text:p>
      <text:p text:style-name="P10"><text:s/>bsyn n1 = new bsyn(); </text:p>
      <text:p text:style-name="P1"><text:span text:style-name="T2">bsyn n</text:span><text:span text:style-name="T4">2</text:span><text:span text:style-name="T2"> = new bsyn();</text:span></text:p>
      <text:p text:style-name="P11">Thread t1= new Thread(n1);</text:p>
      <text:p text:style-name="P11">t1.start();</text:p>
      <text:p text:style-name="P11">Thread t2= new Thread(n2);</text:p>
      <text:p text:style-name="P11">t2.start();</text:p>
      <text:p text:style-name="P10"/>
      <text:p text:style-name="P10">}</text:p>
      <text:p text:style-name="P10"><text:s/>}</text:p>
      <text:p text:style-name="P1"><text:soft-page-break/>Synchronized method</text:p>
      <text:p text:style-name="P12">import java.io.*; </text:p>
      <text:p text:style-name="P12">class Line { </text:p>
      <text:p text:style-name="P12">synchronized public void getLine() </text:p>
      <text:p text:style-name="P12">{</text:p>
      <text:p text:style-name="P12"><text:s/>for (int i = 0; i &lt; 3; i++) </text:p>
      <text:p text:style-name="P12">{</text:p>
      <text:p text:style-name="P12"><text:s/>System.out.println(i); </text:p>
      <text:p text:style-name="P12">try { Thread.sleep(400); </text:p>
      <text:p text:style-name="P12">} </text:p>
      <text:p text:style-name="P12">catch (Exception e) {</text:p>
      <text:p text:style-name="P12"><text:s/>System.out.println(e); </text:p>
      <text:p text:style-name="P12">}</text:p>
      <text:p text:style-name="P12"><text:s/>} </text:p>
      <text:p text:style-name="P12">} }</text:p>
      <text:p text:style-name="P12"><text:s/></text:p>
      <text:p text:style-name="P12">class Train extends Thread {</text:p>
      <text:p text:style-name="P12"><text:s/>Line line;</text:p>
      <text:p text:style-name="P12"><text:s/>Train(Line line) {</text:p>
      <text:p text:style-name="P12"><text:s/>this.line = line; </text:p>
      <text:p text:style-name="P12">} </text:p>
      <text:p text:style-name="P12"/>
      <text:p text:style-name="P12">public void run()</text:p>
      <text:p text:style-name="P12">{</text:p>
      <text:p text:style-name="P12"><text:s/>line.getLine();</text:p>
      <text:p text:style-name="P12"><text:s/>} </text:p>
      <text:p text:style-name="P12">}</text:p>
      <text:p text:style-name="P12"><text:s/>public class three { </text:p>
      <text:p text:style-name="P12">public static void main(String[] args)</text:p>
      <text:p text:style-name="P12"><text:s/>{</text:p>
      <text:p text:style-name="P12"><text:s/>Line obj = new Line();</text:p>
      <text:p text:style-name="P12"><text:s/>Train t1 = new Train(obj);</text:p>
      <text:p text:style-name="P12"><text:s/>Train t2 = new Train(obj);</text:p>
      <text:p text:style-name="P12"><text:s/>t1.start();</text:p>
      <text:p text:style-name="P12"><text:s/>t2.start(); </text:p>
      <text:p text:style-name="P12">} </text:p>
      <text:p text:style-name="P12">}</text:p>
      <text:p text:style-name="P12"/>
      <text:p text:style-name="P12"/>
      <text:p text:style-name="P4"><text:span text:style-name="T5"/></text:p>
      <text:p text:style-name="P5"><text:span text:style-name="T5">ques4=</text:span></text:p>
      <text:p text:style-name="P5"><text:span text:style-name="T5"/></text:p>
      <text:p text:style-name="P15"/>
      <text:p text:style-name="P21"><text:span text:style-name="T8">class </text:span>odd <text:span text:style-name="T8">extends </text:span>Thread{</text:p>
      <text:p text:style-name="P25"><text:s text:c="4"/><text:span text:style-name="T9">public void </text:span><text:span text:style-name="T10">run(){</text:span></text:p>
      <text:p text:style-name="P25"><text:s text:c="4"/><text:span text:style-name="T9">for </text:span><text:span text:style-name="T10">(</text:span><text:span text:style-name="T9">int </text:span><text:span text:style-name="T10">i=</text:span><text:span text:style-name="T14">1</text:span><text:span text:style-name="T10">;i&lt;</text:span><text:span text:style-name="T14">100</text:span><text:span text:style-name="T10">;i+=</text:span><text:span text:style-name="T14">2</text:span><text:span text:style-name="T10">){</text:span></text:p>
      <text:p text:style-name="P25"><text:s text:c="8"/><text:span text:style-name="T10">System.</text:span><text:span text:style-name="T13">out</text:span><text:span text:style-name="T10">.println(i);</text:span></text:p>
      <text:p text:style-name="P25"><text:s text:c="4"/><text:span text:style-name="T10">}</text:span></text:p>
      <text:p text:style-name="P25"><text:s text:c="4"/><text:span text:style-name="T10">}</text:span></text:p>
      <text:p text:style-name="P22">}</text:p>
      <text:p text:style-name="P22"><text:span text:style-name="T8">class </text:span>even <text:span text:style-name="T8">extends </text:span>Thread{</text:p>
      <text:p text:style-name="P25"><text:s text:c="4"/><text:span text:style-name="T9">public void </text:span><text:span text:style-name="T10">run(){</text:span></text:p>
      <text:p text:style-name="P25"><text:s text:c="8"/><text:span text:style-name="T9">for </text:span><text:span text:style-name="T10">(</text:span><text:span text:style-name="T9">int </text:span><text:span text:style-name="T10">i=</text:span><text:span text:style-name="T14">2</text:span><text:span text:style-name="T10">;i&lt;</text:span><text:span text:style-name="T14">100</text:span><text:span text:style-name="T10">;i+=</text:span><text:span text:style-name="T14">2</text:span><text:span text:style-name="T10">){</text:span></text:p>
      <text:p text:style-name="P25"><text:s text:c="12"/><text:span text:style-name="T10">System.</text:span><text:span text:style-name="T13">out</text:span><text:span text:style-name="T10">.println(i);</text:span></text:p>
      <text:p text:style-name="P25"><text:s text:c="8"/><text:span text:style-name="T10">}</text:span></text:p>
      <text:p text:style-name="P25"><text:soft-page-break/><text:s text:c="4"/><text:span text:style-name="T10">}</text:span></text:p>
      <text:p text:style-name="P22">}</text:p>
      <text:p text:style-name="P22"><text:span text:style-name="T8">public class </text:span>ThreadPool {</text:p>
      <text:p text:style-name="P25"><text:s text:c="4"/><text:span text:style-name="T9">public static void </text:span><text:span text:style-name="T10">main(String[] args) {</text:span></text:p>
      <text:p text:style-name="P25"><text:s text:c="8"/><text:span text:style-name="T10">odd o = </text:span><text:span text:style-name="T9">new </text:span><text:span text:style-name="T10">odd();</text:span></text:p>
      <text:p text:style-name="P25"><text:s text:c="8"/><text:span text:style-name="T10">even e = </text:span><text:span text:style-name="T9">new </text:span><text:span text:style-name="T10">even();</text:span></text:p>
      <text:p text:style-name="P25"><text:s text:c="8"/><text:span text:style-name="T10">o.start();</text:span></text:p>
      <text:p text:style-name="P25"><text:s text:c="8"/><text:span text:style-name="T10">e.start();</text:span></text:p>
      <text:p text:style-name="P25"><text:s text:c="4"/><text:span text:style-name="T10">}</text:span></text:p>
      <text:p text:style-name="P28"><text:span text:style-name="T5">}</text:span></text:p>
      <text:p text:style-name="P28"><text:span text:style-name="T5"/></text:p>
      <text:p text:style-name="P28"><text:span text:style-name="T5">ques5=</text:span></text:p>
      <text:p text:style-name="P29"><text:span text:style-name="T7">class </text:span><text:span text:style-name="T5">resource{</text:span></text:p>
      <text:p text:style-name="P24"><text:s text:c="4"/><text:span text:style-name="T9">int </text:span><text:span text:style-name="T12">resVal</text:span><text:span text:style-name="T10">=</text:span><text:span text:style-name="T14">0</text:span><text:span text:style-name="T10">;</text:span></text:p>
      <text:p text:style-name="P18">}</text:p>
      <text:p text:style-name="P18"><text:span text:style-name="T8">class </text:span>ThreadA <text:span text:style-name="T8">extends </text:span>Thread{</text:p>
      <text:p text:style-name="P24"><text:s text:c="4"/><text:span text:style-name="T10">resource </text:span><text:span text:style-name="T12">res</text:span><text:span text:style-name="T10">;</text:span></text:p>
      <text:p text:style-name="P24"><text:s text:c="4"/><text:span text:style-name="T10">ThreadA(resource res){</text:span></text:p>
      <text:p text:style-name="P24"><text:s text:c="8"/><text:span text:style-name="T9">this</text:span><text:span text:style-name="T10">.</text:span><text:span text:style-name="T12">res</text:span><text:span text:style-name="T10">=res;</text:span></text:p>
      <text:p text:style-name="P24"><text:s text:c="4"/><text:span text:style-name="T10">}</text:span></text:p>
      <text:p text:style-name="P24"><text:s text:c="4"/><text:span text:style-name="T9">public void </text:span><text:span text:style-name="T10">run(){</text:span></text:p>
      <text:p text:style-name="P24"><text:s text:c="8"/><text:span text:style-name="T9">for </text:span><text:span text:style-name="T10">(</text:span><text:span text:style-name="T9">int </text:span><text:span text:style-name="T10">i=</text:span><text:span text:style-name="T14">0</text:span><text:span text:style-name="T10">;i&lt;</text:span><text:span text:style-name="T14">100</text:span><text:span text:style-name="T10">;i++) {</text:span></text:p>
      <text:p text:style-name="P24"><text:s text:c="12"/><text:span text:style-name="T9">synchronized </text:span><text:span text:style-name="T10">(</text:span><text:span text:style-name="T12">res</text:span><text:span text:style-name="T10">) {</text:span></text:p>
      <text:p text:style-name="P24"><text:s text:c="16"/><text:span text:style-name="T12">res</text:span><text:span text:style-name="T10">.</text:span><text:span text:style-name="T12">resVal </text:span><text:span text:style-name="T10">+= i;</text:span></text:p>
      <text:p text:style-name="P24"><text:s text:c="12"/><text:span text:style-name="T10">}</text:span></text:p>
      <text:p text:style-name="P24"><text:s text:c="12"/><text:span text:style-name="T12">res</text:span><text:span text:style-name="T10">.notify();</text:span></text:p>
      <text:p text:style-name="P24"><text:s text:c="8"/><text:span text:style-name="T10">}</text:span></text:p>
      <text:p text:style-name="P24"><text:s text:c="4"/><text:span text:style-name="T10">}</text:span></text:p>
      <text:p text:style-name="P18">}</text:p>
      <text:p text:style-name="P18"><text:span text:style-name="T8">class </text:span>myClass{</text:p>
      <text:p text:style-name="P24"><text:s text:c="4"/><text:span text:style-name="T9">public static void </text:span><text:span text:style-name="T10">main(String[] args) </text:span><text:span text:style-name="T9">throws </text:span><text:span text:style-name="T10">InterruptedException {</text:span></text:p>
      <text:p text:style-name="P24"><text:s text:c="8"/><text:span text:style-name="T10">resource r = </text:span><text:span text:style-name="T9">new </text:span><text:span text:style-name="T10">resource();</text:span></text:p>
      <text:p text:style-name="P24"><text:s text:c="8"/><text:span text:style-name="T10">ThreadA t1 = </text:span><text:span text:style-name="T9">new </text:span><text:span text:style-name="T10">ThreadA(r);</text:span></text:p>
      <text:p text:style-name="P24"><text:s text:c="8"/><text:span text:style-name="T10">t1.start();</text:span></text:p>
      <text:p text:style-name="P24"><text:s text:c="8"/><text:span text:style-name="T9">synchronized </text:span><text:span text:style-name="T10">(r){</text:span></text:p>
      <text:p text:style-name="P24"><text:s text:c="12"/><text:span text:style-name="T10">t1.wait();</text:span></text:p>
      <text:p text:style-name="P24"><text:s text:c="8"/><text:span text:style-name="T10">}</text:span></text:p>
      <text:p text:style-name="P24"><text:s text:c="8"/><text:span text:style-name="T10">System.</text:span><text:span text:style-name="T13">out</text:span><text:span text:style-name="T10">.println(r.</text:span><text:span text:style-name="T12">resVal</text:span><text:span text:style-name="T10">);</text:span></text:p>
      <text:p text:style-name="P24"><text:s text:c="4"/><text:span text:style-name="T10">}</text:span></text:p>
      <text:p text:style-name="P27">}</text:p>
      <text:p text:style-name="P29"><text:span text:style-name="T5"/></text:p>
      <text:p text:style-name="P29"><text:span text:style-name="T5">ques6=</text:span></text:p>
      <text:p text:style-name="P20"><text:span text:style-name="T6">class </text:span>MyThread <text:span text:style-name="T6">extends </text:span>Thread</text:p>
      <text:p text:style-name="P23">{</text:p>
      <text:p text:style-name="P26"><text:s text:c="4"/><text:span text:style-name="T18">@Override</text:span></text:p>
      <text:p text:style-name="P26"><text:span text:style-name="T17"><text:s text:c="4"/></text:span><text:span text:style-name="T9">public void </text:span><text:span text:style-name="T10">run() {</text:span></text:p>
      <text:p text:style-name="P26"><text:s text:c="8"/><text:span text:style-name="T10">System.</text:span><text:span text:style-name="T13">out</text:span><text:span text:style-name="T10">.println(</text:span><text:span text:style-name="T15">"hey i am executing..."</text:span><text:span text:style-name="T10">+Thread.</text:span><text:span text:style-name="T11">currentThread</text:span><text:span text:style-name="T10">().getName());</text:span></text:p>
      <text:p text:style-name="P26"><text:s text:c="8"/><text:span text:style-name="T9">try </text:span><text:span text:style-name="T10">{</text:span></text:p>
      <text:p text:style-name="P26"><text:s text:c="12"/><text:span text:style-name="T10">Thread.</text:span><text:span text:style-name="T11">sleep</text:span><text:span text:style-name="T10">(</text:span><text:span text:style-name="T14">3000</text:span><text:span text:style-name="T10">);</text:span></text:p>
      <text:p text:style-name="P26"><text:s text:c="8"/><text:span text:style-name="T10">} </text:span><text:span text:style-name="T9">catch </text:span><text:span text:style-name="T10">(InterruptedException e) {</text:span></text:p>
      <text:p text:style-name="P26"><text:s text:c="12"/><text:span text:style-name="T10">e.printStackTrace();</text:span></text:p>
      <text:p text:style-name="P26"><text:s text:c="8"/><text:span text:style-name="T10">}</text:span></text:p>
      <text:p text:style-name="P26"><text:s text:c="8"/><text:span text:style-name="T10">System.</text:span><text:span text:style-name="T13">out</text:span><text:span text:style-name="T10">.println(</text:span><text:span text:style-name="T15">"Finished"</text:span><text:span text:style-name="T10">);</text:span></text:p>
      <text:p text:style-name="P26"><text:s text:c="4"/><text:span text:style-name="T10">}</text:span></text:p>
      <text:p text:style-name="P23">}</text:p>
      <text:p text:style-name="P23"><text:span text:style-name="T8">public class </text:span>Ques8Join {</text:p>
      <text:p text:style-name="P26"><text:soft-page-break/><text:s text:c="4"/><text:span text:style-name="T9">public static void </text:span><text:span text:style-name="T10">main(String[] args) {</text:span></text:p>
      <text:p text:style-name="P26"><text:s text:c="8"/><text:span text:style-name="T10">MyThread t1= </text:span><text:span text:style-name="T9">new </text:span><text:span text:style-name="T10">MyThread();</text:span></text:p>
      <text:p text:style-name="P26"><text:s text:c="8"/><text:span text:style-name="T10">MyThread t2=</text:span><text:span text:style-name="T9">new </text:span><text:span text:style-name="T10">MyThread();</text:span></text:p>
      <text:p text:style-name="P26"><text:s text:c="8"/><text:span text:style-name="T10">t1.start();</text:span></text:p>
      <text:p text:style-name="P26"><text:s text:c="8"/><text:span text:style-name="T20">//starts second thread when thread t1 has died</text:span></text:p>
      <text:p text:style-name="P26"><text:span text:style-name="T19"><text:s text:c="8"/></text:span><text:span text:style-name="T9">try</text:span><text:span text:style-name="T10">{</text:span></text:p>
      <text:p text:style-name="P26"><text:s text:c="12"/><text:span text:style-name="T10">t1.join();</text:span></text:p>
      <text:p text:style-name="P26"><text:s text:c="8"/><text:span text:style-name="T10">} </text:span><text:span text:style-name="T9">catch </text:span><text:span text:style-name="T10">(InterruptedException e) {</text:span></text:p>
      <text:p text:style-name="P26"><text:s text:c="12"/><text:span text:style-name="T10">e.printStackTrace();</text:span></text:p>
      <text:p text:style-name="P26"><text:s text:c="8"/><text:span text:style-name="T10">}</text:span></text:p>
      <text:p text:style-name="P26"><text:s text:c="8"/><text:span text:style-name="T10">t2.start();</text:span></text:p>
      <text:p text:style-name="P26"><text:s text:c="4"/><text:span text:style-name="T10">}</text:span></text:p>
      <text:p text:style-name="P30">}</text:p>
      <text:p text:style-name="P16"><text:span text:style-name="T5"/></text:p>
      <text:p text:style-name="P17"><text:span text:style-name="T5">ques7=</text:span></text:p>
      <text:p text:style-name="P17"><text:span text:style-name="T5">import java.util.Random;</text:span></text:p>
      <text:p text:style-name="P17"><text:span text:style-name="T5"><text:s/>import java.util.concurrent.Callable; </text:span></text:p>
      <text:p text:style-name="P17"><text:span text:style-name="T5">import java.util.concurrent.FutureTask; </text:span></text:p>
      <text:p text:style-name="P17"><text:span text:style-name="T5">class mseven1 implements Callable {</text:span></text:p>
      <text:p text:style-name="P17"><text:span text:style-name="T5">public Object call() throws Exception </text:span></text:p>
      <text:p text:style-name="P17"><text:span text:style-name="T5">{ Random generator = new Random(); </text:span></text:p>
      <text:p text:style-name="P17"><text:span text:style-name="T5">Integer randomNumber = generator.nextInt(5); </text:span></text:p>
      <text:p text:style-name="P17"><text:span text:style-name="T5">Thread.sleep(randomNumber * 1000); </text:span></text:p>
      <text:p text:style-name="P17"><text:span text:style-name="T5">return randomNumber; </text:span></text:p>
      <text:p text:style-name="P17"><text:span text:style-name="T5">}</text:span></text:p>
      <text:p text:style-name="P17"><text:span text:style-name="T5"><text:s/>} </text:span></text:p>
      <text:p text:style-name="P17"><text:span text:style-name="T5">public class mseven { </text:span></text:p>
      <text:p text:style-name="P17"><text:span text:style-name="T5">public static void main(String[] args) throws Exception </text:span></text:p>
      <text:p text:style-name="P17"><text:span text:style-name="T5">{ </text:span></text:p>
      <text:p text:style-name="P17"><text:span text:style-name="T5">FutureTask[] randomNumberTasks = new FutureTask[5]; </text:span></text:p>
      <text:p text:style-name="P17"><text:span text:style-name="T5">for (int i = 0; i &lt; 5; i++)</text:span></text:p>
      <text:p text:style-name="P17"><text:span text:style-name="T5">{ </text:span></text:p>
      <text:p text:style-name="P17"><text:span text:style-name="T5">Callable callable = new mseven1(); </text:span></text:p>
      <text:p text:style-name="P17"><text:span text:style-name="T5">randomNumberTasks[i] = new FutureTask(callable); </text:span></text:p>
      <text:p text:style-name="P17"><text:span text:style-name="T5">Thread t = new Thread(randomNumberTasks[i]); </text:span></text:p>
      <text:p text:style-name="P17"><text:span text:style-name="T5">t.start(); </text:span></text:p>
      <text:p text:style-name="P17"><text:soft-page-break/><text:span text:style-name="T5">} </text:span></text:p>
      <text:p text:style-name="P17"><text:span text:style-name="T5">for (int i = 0; i &lt; 5; i++) { System.out.println(randomNumberTasks[i].get());</text:span></text:p>
      <text:p text:style-name="P17"><text:span text:style-name="T5">} </text:span></text:p>
      <text:p text:style-name="P17"><text:span text:style-name="T5">} </text:span></text:p>
      <text:p text:style-name="P17"><text:span text:style-name="T5">}</text:span></text:p>
      <text:p text:style-name="P5"><text:span text:style-name="T5"/></text:p>
      <text:p text:style-name="P6"><text:span text:style-name="T5">ques8=</text:span></text:p>
      <text:p text:style-name="P7"><text:span text:style-name="T5">import java.util.concurrent.*;</text:span></text:p>
      <text:p text:style-name="P7"><text:span text:style-name="T5"><text:s/>class Shared { </text:span></text:p>
      <text:p text:style-name="P7"><text:span text:style-name="T5">static int count = 0; </text:span></text:p>
      <text:p text:style-name="P7"><text:span text:style-name="T5">} </text:span></text:p>
      <text:p text:style-name="P7"><text:span text:style-name="T5">class MyThread extends Thread </text:span></text:p>
      <text:p text:style-name="P7"><text:span text:style-name="T5">{ </text:span></text:p>
      <text:p text:style-name="P7"><text:span text:style-name="T5">Semaphore sem; </text:span></text:p>
      <text:p text:style-name="P7"><text:span text:style-name="T5">String threadName; </text:span></text:p>
      <text:p text:style-name="P7"><text:span text:style-name="T5">public MyThread(Semaphore sem, String threadName) </text:span></text:p>
      <text:p text:style-name="P7"><text:span text:style-name="T5">{ </text:span></text:p>
      <text:p text:style-name="P7"><text:span text:style-name="T5">super(threadName); </text:span></text:p>
      <text:p text:style-name="P7"><text:span text:style-name="T5">this.sem = sem;</text:span></text:p>
      <text:p text:style-name="P7"><text:span text:style-name="T5">this.threadName = threadName; </text:span></text:p>
      <text:p text:style-name="P7"><text:span text:style-name="T5">}</text:span></text:p>
      <text:p text:style-name="P7"><text:span text:style-name="T5"><text:s/>public void run() { </text:span></text:p>
      <text:p text:style-name="P7"><text:span text:style-name="T5">if(this.getName().equals("A")) </text:span></text:p>
      <text:p text:style-name="P7"><text:span text:style-name="T5">{ System.out.println("Starting " + threadName); </text:span></text:p>
      <text:p text:style-name="P7"><text:span text:style-name="T5">try {</text:span></text:p>
      <text:p text:style-name="P7"><text:span text:style-name="T5"><text:s/>System.out.println(threadName + " is waiting for a permit."); </text:span></text:p>
      <text:p text:style-name="P7"><text:span text:style-name="T5">sem.acquire(); </text:span></text:p>
      <text:p text:style-name="P7"><text:span text:style-name="T5">System.out.println(threadName + " gets a permit.");</text:span></text:p>
      <text:p text:style-name="P7"><text:span text:style-name="T5"><text:s/>for(int i=0; i &lt; 5; i++) </text:span></text:p>
      <text:p text:style-name="P7"><text:span text:style-name="T5">{ </text:span></text:p>
      <text:p text:style-name="P7"><text:span text:style-name="T5">Shared.count++;</text:span></text:p>
      <text:p text:style-name="P7"><text:span text:style-name="T5"><text:s/>System.out.println(threadName + ": " + Shared.count); </text:span></text:p>
      <text:p text:style-name="P7"><text:span text:style-name="T5">Thread.sleep(10); </text:span></text:p>
      <text:p text:style-name="P7"><text:span text:style-name="T5">}</text:span></text:p>
      <text:p text:style-name="P7"><text:span text:style-name="T5">}</text:span></text:p>
      <text:p text:style-name="P7"><text:span text:style-name="T5"><text:s/>catch (InterruptedException exc) {</text:span></text:p>
      <text:p text:style-name="P7"><text:span text:style-name="T5"><text:s/>System.out.println(exc);</text:span></text:p>
      <text:p text:style-name="P7"><text:span text:style-name="T5"><text:s/>}</text:span></text:p>
      <text:p text:style-name="P7"><text:span text:style-name="T5"><text:s/>System.out.println(threadName + " releases the permit.");</text:span></text:p>
      <text:p text:style-name="P7"><text:span text:style-name="T5"><text:s/>sem.release();</text:span></text:p>
      <text:p text:style-name="P7"><text:span text:style-name="T5"><text:s/>} </text:span></text:p>
      <text:p text:style-name="P7"><text:span text:style-name="T5">else </text:span></text:p>
      <text:p text:style-name="P7"><text:span text:style-name="T5">{ </text:span></text:p>
      <text:p text:style-name="P7"><text:span text:style-name="T5">System.out.println("Starting " + threadName);</text:span></text:p>
      <text:p text:style-name="P7"><text:span text:style-name="T5"><text:s/>try </text:span></text:p>
      <text:p text:style-name="P7"><text:span text:style-name="T5">{</text:span></text:p>
      <text:p text:style-name="P7"><text:span text:style-name="T5"><text:s/>System.out.println(threadName + " is waiting for a permit.");</text:span></text:p>
      <text:p text:style-name="P7"><text:span text:style-name="T5">sem.acquire();</text:span></text:p>
      <text:p text:style-name="P7"><text:soft-page-break/><text:span text:style-name="T5"><text:s/>System.out.println(threadName + " gets a permit."); </text:span></text:p>
      <text:p text:style-name="P7"><text:span text:style-name="T5">for(int i=0; i &lt; 5; i++) { </text:span></text:p>
      <text:p text:style-name="P7"><text:span text:style-name="T5">Shared.count--; </text:span></text:p>
      <text:p text:style-name="P7"><text:span text:style-name="T5">System.out.println(threadName + ": " + Shared.count); </text:span></text:p>
      <text:p text:style-name="P7"><text:span text:style-name="T5">Thread.sleep(10);</text:span></text:p>
      <text:p text:style-name="P7"><text:span text:style-name="T5"><text:s/>}</text:span></text:p>
      <text:p text:style-name="P7"><text:span text:style-name="T5"><text:s/>}</text:span></text:p>
      <text:p text:style-name="P7"><text:span text:style-name="T5"><text:s/>catch (InterruptedException exc) { </text:span></text:p>
      <text:p text:style-name="P7"><text:span text:style-name="T5">System.out.println(exc); </text:span></text:p>
      <text:p text:style-name="P7"><text:span text:style-name="T5">}</text:span></text:p>
      <text:p text:style-name="P7"><text:span text:style-name="T5"><text:s/>System.out.println(threadName + " releases the permit."); </text:span></text:p>
      <text:p text:style-name="P7"><text:span text:style-name="T5">sem.release();</text:span></text:p>
      <text:p text:style-name="P7"><text:span text:style-name="T5">} </text:span></text:p>
      <text:p text:style-name="P7"><text:span text:style-name="T5">}</text:span></text:p>
      <text:p text:style-name="P7"><text:span text:style-name="T5"><text:s/>}</text:span></text:p>
      <text:p text:style-name="P7"><text:span text:style-name="T5"><text:s/>public class meight { public static void main(String args[]) throws InterruptedException</text:span></text:p>
      <text:p text:style-name="P7"><text:span text:style-name="T5"><text:s/>{</text:span></text:p>
      <text:p text:style-name="P7"><text:span text:style-name="T5"><text:s/>Semaphore sem = new Semaphore(1); </text:span></text:p>
      <text:p text:style-name="P7"><text:span text:style-name="T5">MyThread mt1 = new MyThread(sem, "A");</text:span></text:p>
      <text:p text:style-name="P7"><text:span text:style-name="T5"><text:s/>MyThread mt2 = new MyThread(sem, "B"); </text:span></text:p>
      <text:p text:style-name="P7"><text:span text:style-name="T5">mt1.start(); </text:span></text:p>
      <text:p text:style-name="P7"><text:span text:style-name="T5">mt2.start();</text:span></text:p>
      <text:p text:style-name="P7"><text:span text:style-name="T5">mt1.join(); </text:span></text:p>
      <text:p text:style-name="P7"><text:span text:style-name="T5">mt2.join(); </text:span></text:p>
      <text:p text:style-name="P7"><text:span text:style-name="T5">System.out.println("count: " + Shared.count); </text:span></text:p>
      <text:p text:style-name="P7"><text:span text:style-name="T5">}</text:span></text:p>
      <text:p text:style-name="P7"><text:span text:style-name="T5"><text:s/>}</text:span></text:p>
      <text:p text:style-name="P6"><text:span text:style-name="T5"/></text:p>
      <text:p text:style-name="P8"><text:span text:style-name="T5">ques9=</text:span></text:p>
      <text:p text:style-name="P8"><text:span text:style-name="T5"/></text:p>
      <text:p text:style-name="P8"><text:span text:style-name="T5">import java.util.concurrent.CountDownLatch; </text:span></text:p>
      <text:p text:style-name="P8"><text:span text:style-name="T5">public class mnine</text:span></text:p>
      <text:p text:style-name="P8"><text:span text:style-name="T5"><text:s/>{ </text:span></text:p>
      <text:p text:style-name="P8"><text:span text:style-name="T5">public static void main(String args[]) throws InterruptedException</text:span></text:p>
      <text:p text:style-name="P8"><text:span text:style-name="T5">{</text:span></text:p>
      <text:p text:style-name="P8"><text:span text:style-name="T5"><text:s/>CountDownLatch latch = new CountDownLatch(4); </text:span></text:p>
      <text:p text:style-name="P8"><text:span text:style-name="T5">Worker first = new Worker(1000, latch, "WORKER-1"); </text:span></text:p>
      <text:p text:style-name="P8"><text:span text:style-name="T5">Worker second = new Worker(2000, latch, "WORKER-2"); </text:span></text:p>
      <text:p text:style-name="P8"><text:span text:style-name="T5">Worker third = new Worker(3000, latch, "WORKER-3"); </text:span></text:p>
      <text:p text:style-name="P8"><text:span text:style-name="T5">Worker fourth = new Worker(4000, latch, "WORKER-4");</text:span></text:p>
      <text:p text:style-name="P8"><text:span text:style-name="T5"><text:s/>first.start(); </text:span></text:p>
      <text:p text:style-name="P8"><text:span text:style-name="T5">second.start(); </text:span></text:p>
      <text:p text:style-name="P8"><text:span text:style-name="T5">third.start(); </text:span></text:p>
      <text:p text:style-name="P8"><text:span text:style-name="T5">fourth.start(); </text:span></text:p>
      <text:p text:style-name="P8"><text:span text:style-name="T5">latch.await(); </text:span></text:p>
      <text:p text:style-name="P8"><text:span text:style-name="T5">System.out.println(Thread.currentThread().getName() + " has finished"); </text:span></text:p>
      <text:p text:style-name="P8"><text:span text:style-name="T5"/></text:p>
      <text:p text:style-name="P8"><text:span text:style-name="T5">}</text:span></text:p>
      <text:p text:style-name="P8"><text:span text:style-name="T5"><text:s/>}</text:span></text:p>
      <text:p text:style-name="P8"><text:span text:style-name="T5">class Worker extends Thread {</text:span></text:p>
      <text:p text:style-name="P8"><text:span text:style-name="T5"><text:s/>private int delay; </text:span></text:p>
      <text:p text:style-name="P8"><text:span text:style-name="T5">private CountDownLatch latch; </text:span></text:p>
      <text:p text:style-name="P8"><text:soft-page-break/><text:span text:style-name="T5">public Worker(int delay, CountDownLatch latch, String name)</text:span></text:p>
      <text:p text:style-name="P8"><text:span text:style-name="T5"><text:s/>{</text:span></text:p>
      <text:p text:style-name="P8"><text:span text:style-name="T5"><text:s/>super(name); this.delay = delay;</text:span></text:p>
      <text:p text:style-name="P8"><text:span text:style-name="T5">this.latch = latch; </text:span></text:p>
      <text:p text:style-name="P8"><text:span text:style-name="T5">} </text:span></text:p>
      <text:p text:style-name="P8"><text:span text:style-name="T5">public void run() {</text:span></text:p>
      <text:p text:style-name="P8"><text:span text:style-name="T5"><text:s/>try </text:span></text:p>
      <text:p text:style-name="P8"><text:span text:style-name="T5">{</text:span></text:p>
      <text:p text:style-name="P8"><text:span text:style-name="T5"><text:s/>Thread.sleep(delay);</text:span></text:p>
      <text:p text:style-name="P8"><text:span text:style-name="T5"><text:s/>latch.countDown();</text:span></text:p>
      <text:p text:style-name="P8"><text:span text:style-name="T5"><text:s/>System.out.println(Thread.currentThread().getName() + " finished"); </text:span></text:p>
      <text:p text:style-name="P8"><text:span text:style-name="T5">} </text:span></text:p>
      <text:p text:style-name="P8"><text:span text:style-name="T5">catch (InterruptedException e) { </text:span></text:p>
      <text:p text:style-name="P8"><text:span text:style-name="T5">e.printStackTrace(); </text:span></text:p>
      <text:p text:style-name="P8"><text:span text:style-name="T5">}</text:span></text:p>
      <text:p text:style-name="P8"><text:span text:style-name="T5"><text:s/>} </text:span></text:p>
      <text:p text:style-name="P8"><text:span text:style-name="T5">}</text:span></text:p>
      <text:p text:style-name="P8"><text:span text:style-name="T5"/></text:p>
      <text:p text:style-name="P8"><text:span text:style-name="T5">ques10=</text:span></text:p>
      <text:p text:style-name="P8"><text:span text:style-name="T5"/></text:p>
      <text:p text:style-name="P8"><text:span text:style-name="T5">public class mten </text:span></text:p>
      <text:p text:style-name="P8"><text:span text:style-name="T5">{ </text:span></text:p>
      <text:p text:style-name="P8"><text:span text:style-name="T5">public static void main(String[] args) </text:span></text:p>
      <text:p text:style-name="P8"><text:span text:style-name="T5">{ </text:span></text:p>
      <text:p text:style-name="P8"><text:span text:style-name="T5">final String resource1 = "deepak"; </text:span></text:p>
      <text:p text:style-name="P8"><text:span text:style-name="T5">final String resource2 = "kalra";</text:span></text:p>
      <text:p text:style-name="P8"><text:span text:style-name="T5"><text:s/>Thread t1 = new Thread() </text:span></text:p>
      <text:p text:style-name="P8"><text:span text:style-name="T5">{ </text:span></text:p>
      <text:p text:style-name="P8"><text:span text:style-name="T5">public void run() {</text:span></text:p>
      <text:p text:style-name="P8"><text:span text:style-name="T5"><text:s/>synchronized (resource1) {</text:span></text:p>
      <text:p text:style-name="P8"><text:span text:style-name="T5"><text:s/>System.out.println("Thread 1: locked resource 1"); </text:span></text:p>
      <text:p text:style-name="P8"><text:span text:style-name="T5">try { Thread.sleep(100);</text:span></text:p>
      <text:p text:style-name="P8"><text:span text:style-name="T5">}</text:span></text:p>
      <text:p text:style-name="P8"><text:span text:style-name="T5"><text:s/>catch (Exception e) {}</text:span></text:p>
      <text:p text:style-name="P8"><text:span text:style-name="T5"><text:s/>synchronized (resource2) </text:span></text:p>
      <text:p text:style-name="P8"><text:span text:style-name="T5">{ </text:span></text:p>
      <text:p text:style-name="P8"><text:span text:style-name="T5">System.out.println("Thread 1: locked resource 2");</text:span></text:p>
      <text:p text:style-name="P8"><text:span text:style-name="T5"><text:s/>} } } };</text:span></text:p>
      <text:p text:style-name="P8"><text:span text:style-name="T5"><text:s/>Thread t2 = new Thread() {</text:span></text:p>
      <text:p text:style-name="P8"><text:span text:style-name="T5"><text:s/>public void run() </text:span></text:p>
      <text:p text:style-name="P8"><text:span text:style-name="T5">{</text:span></text:p>
      <text:p text:style-name="P8"><text:span text:style-name="T5"><text:s/>synchronized (resource2) </text:span></text:p>
      <text:p text:style-name="P8"><text:span text:style-name="T5">{</text:span></text:p>
      <text:p text:style-name="P8"><text:span text:style-name="T5"><text:s/>System.out.println("Thread 2: locked resource 2");</text:span></text:p>
      <text:p text:style-name="P8"><text:span text:style-name="T5"/></text:p>
      <text:p text:style-name="P8"><text:span text:style-name="T5">try { </text:span></text:p>
      <text:p text:style-name="P8"><text:span text:style-name="T5">Thread.sleep(100);</text:span></text:p>
      <text:p text:style-name="P8"><text:span text:style-name="T5">}</text:span></text:p>
      <text:p text:style-name="P8"><text:span text:style-name="T5"><text:s/>catch (Exception e) {</text:span></text:p>
      <text:p text:style-name="P8"><text:span text:style-name="T5">} </text:span></text:p>
      <text:p text:style-name="P8"><text:span text:style-name="T5">synchronized (resource1) </text:span></text:p>
      <text:p text:style-name="P8"><text:span text:style-name="T5">{</text:span></text:p>
      <text:p text:style-name="P8"><text:soft-page-break/><text:span text:style-name="T5"><text:s/>System.out.println("Thread 2: locked resource 1");</text:span></text:p>
      <text:p text:style-name="P8"><text:span text:style-name="T5"><text:s/>}</text:span></text:p>
      <text:p text:style-name="P8"><text:span text:style-name="T5"><text:s/>}</text:span></text:p>
      <text:p text:style-name="P8"><text:span text:style-name="T5"><text:s/>}</text:span></text:p>
      <text:p text:style-name="P8"><text:span text:style-name="T5"><text:s/>};</text:span></text:p>
      <text:p text:style-name="P8"><text:span text:style-name="T5"><text:s/>t1.start(); t2.start(); }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2:58:00.622597824</meta:creation-date>
    <dc:date>2020-02-26T14:37:57.497376787</dc:date>
    <meta:editing-duration>PT8M26S</meta:editing-duration>
    <meta:editing-cycles>1</meta:editing-cycles>
    <meta:document-statistic meta:table-count="0" meta:image-count="0" meta:object-count="0" meta:page-count="9" meta:paragraph-count="379" meta:word-count="984" meta:character-count="7685" meta:non-whitespace-character-count="6293"/>
    <meta:generator>LibreOffice/6.0.7.3$Linux_X86_64 LibreOffice_project/00m0$Build-3</meta:generator>
  </office:meta>
</office:document-meta>
</file>